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" style:parent-style-name="ListParagraph" style:family="paragraph"/>
    <style:style style:name="P6" style:parent-style-name="ListParagraph" style:family="paragraph"/>
    <style:style style:name="P7" style:parent-style-name="Normal" style:family="paragraph">
      <style:text-properties fo:background-color="#FFFF00"/>
    </style:style>
  </office:automatic-styles>
  <office:body>
    <office:text text:use-soft-page-breaks="true">
      <text:h text:style-name="P1" text:outline-level="1">Keyboard and VoiceOver guide<text:s/>MacOS</text:h>
      <text:p text:style-name="Normal">People who use assistive technology like VoiceOver or other screen readers tend to use keyboard navigation instead of using a mouse.<text:s/><text:line-break/>In order to test whether your webpage is possible to navigate with a keyboard only, it is good to know a few shortcuts to<text:s/>fulfill some WCAG criteria.<text:s/></text:p>
      <text:h text:style-name="Heading3" text:outline-level="3">General Keyboard navigation keys</text:h>
      <text:p text:style-name="Normal">Navigate<text:s/>to next<text:s/>link: TAB</text:p>
      <text:p text:style-name="Normal">Navigate to previous link: Shift + TAB</text:p>
      <text:p text:style-name="Normal">Select/click: SPACE</text:p>
      <text:p text:style-name="Normal">Previous page: CMD + Left arrow key</text:p>
      <text:h text:style-name="Heading2" text:outline-level="2">Voiceover guide</text:h>
      <text:p text:style-name="Normal">Apple’s official guide to VoiceOver:<text:s/><text:a xlink:href="https://support.apple.com/guide/voiceover/get-started-vo4be8816d70/10/mac/15.0" office:target-frame-name="_top" xlink:show="replace"><text:span text:style-name="Hyperlink">https://support.apple.com/guide/voiceover/get-started-vo4be8816d70/10/mac/15.0</text:span></text:a><text:s/></text:p>
      <text:p text:style-name="Normal">Full list of functionality and keyboard shortcuts:<text:s/><text:a xlink:href="https://support.apple.com/guide/voiceover/general-commands-cpvokys01/mac" office:target-frame-name="_top" xlink:show="replace"><text:span text:style-name="Hyperlink">https://support.apple.com/guide/voiceover/general-commands-cpvokys01/mac</text:span></text:a><text:s/></text:p>
      <text:h text:style-name="Heading3" text:outline-level="3">Start/stop voiceover</text:h>
      <text:list text:style-name="LFO6" text:continue-numbering="true">
        <text:list-item>
          <text:p text:style-name="P2">Press Command-F5.</text:p>
        </text:list-item>
        <text:list-item>
          <text:p text:style-name="P3">OR use Touch ID, quickly press it three times.</text:p>
        </text:list-item>
        <text:list-item>
          <text:p text:style-name="P4">OR use Siri: “Turn VoiceOver on/off.”</text:p>
        </text:list-item>
      </text:list>
      <text:h text:style-name="Heading3" text:outline-level="3">Voiceover command key</text:h>
      <text:p text:style-name="Normal">Used as the button for activating navigation when VoiceOver is turned on.<text:line-break/>By default it is the:</text:p>
      <text:list text:style-name="LFO4" text:continue-numbering="true">
        <text:list-item>
          <text:p text:style-name="P5">Caps Lock key</text:p>
        </text:list-item>
        <text:list-item>
          <text:p text:style-name="P6">Control + Option keys</text:p>
        </text:list-item>
      </text:list>
      <text:p text:style-name="P7">The term VO-Key will be used to refer to the Voiceover Command Key</text:p>
      <text:h text:style-name="Heading3" text:outline-level="3">General usage</text:h>
      <text:p text:style-name="Normal">Basic navigation:<text:s/>VO-key +<text:s/>Left arrow/ Right arrow</text:p>
      <text:p text:style-name="Normal">Content overview navigation:<text:s/>VO-key + U</text:p>
      <text:p text:style-name="Normal">Interaction(click): VO-key + spacebar</text:p>
      <text:p text:style-name="Normal">Exit: Esc(escape) ke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hasty Assi-Sirhaug</meta:initial-creator>
    <dc:creator>Mahasty Assi-Sirhaug</dc:creator>
    <meta:creation-date>2025-08-11T13:06:00Z</meta:creation-date>
    <dc:date>2025-08-11T13:06:00Z</dc:date>
    <meta:template xlink:href="Normal.dotm" xlink:type="simple"/>
    <meta:editing-cycles>3</meta:editing-cycles>
    <meta:editing-duration>PT0S</meta:editing-duration>
    <meta:user-defined meta:name="MSIP_Label_50821336-263d-4940-a74c-ab7373b99eed_Enabled">true</meta:user-defined>
    <meta:user-defined meta:name="MSIP_Label_50821336-263d-4940-a74c-ab7373b99eed_SetDate">2025-08-07T12:27:23Z</meta:user-defined>
    <meta:user-defined meta:name="MSIP_Label_50821336-263d-4940-a74c-ab7373b99eed_Method">Standard</meta:user-defined>
    <meta:user-defined meta:name="MSIP_Label_50821336-263d-4940-a74c-ab7373b99eed_Name">Internal</meta:user-defined>
    <meta:user-defined meta:name="MSIP_Label_50821336-263d-4940-a74c-ab7373b99eed_SiteId">6735929c-9dbf-473b-9fc6-5fbdcd2c9fc4</meta:user-defined>
    <meta:user-defined meta:name="MSIP_Label_50821336-263d-4940-a74c-ab7373b99eed_ActionId">4e97854b-1d16-40ec-b6ba-4cc1b354eea5</meta:user-defined>
    <meta:user-defined meta:name="MSIP_Label_50821336-263d-4940-a74c-ab7373b99eed_ContentBits">0</meta:user-defined>
    <meta:user-defined meta:name="MSIP_Label_50821336-263d-4940-a74c-ab7373b99eed_Tag">10, 3, 0, 2</meta:user-defined>
    <meta:document-statistic meta:page-count="1" meta:paragraph-count="2" meta:word-count="213" meta:character-count="1429" meta:row-count="10" meta:non-whitespace-character-count="1218"/>
  </office:meta>
</office:document-meta>
</file>